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'Calibri'" style:font-adornments="Standard" style:font-family-generic="swiss" style:font-pitch="variable"/>
  </office:font-face-decls>
  <office:automatic-styles>
    <style:style style:name="co1" style:family="table-column">
      <style:table-column-properties fo:break-before="auto" style:column-width="2.000cm"/>
    </style:style>
    <style:style style:name="co2" style:family="table-column">
      <style:table-column-properties fo:break-before="auto" style:column-width="3.000cm"/>
    </style:style>
    <style:style style:name="co3" style:family="table-column">
      <style:table-column-properties fo:break-before="auto" style:column-width="4.000cm"/>
    </style:style>
    <style:style style:name="co4" style:family="table-column">
      <style:table-column-properties fo:break-before="auto" style:column-width="8.000cm"/>
    </style:style>
    <style:style style:name="ro1" style:family="table-row">
      <style:table-row-properties style:row-height="1.157cm" fo:break-before="auto" style:use-optimal-row-height="true"/>
    </style:style>
    <style:style style:name="ro2" style:family="table-row">
      <style:table-row-properties style:row-height="2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Heading" style:data-style-name="N36"/>
    <style:style style:name="ce2" style:family="table-cell" style:parent-style-name="Default" style:data-style-name="N36"/>
    <style:style style:name="ce3" style:family="table-cell" style:parent-style-name="Heading" style:data-style-name="N40"/>
    <style:style style:name="ce4" style:family="table-cell" style:parent-style-name="Default" style:data-style-name="N40"/>
    <style:style style:name="ce5" style:family="table-cell" style:parent-style-name="Default">
      <style:table-cell-properties style:text-align-source="value-type" style:repeat-content="false"/>
      <style:paragraph-properties fo:margin-left="0cm"/>
      <style:text-properties fo:color="#ff0000" fo:font-weight="bold" style:font-weight-asian="bold" style:font-weight-complex="bold"/>
    </style:style>
    <style:style style:name="ce6" style:family="table-cell" style:parent-style-name="Default">
      <style:table-cell-properties fo:background-color="#b0c4de"/>
    </style:style>
    <style:style style:name="ce7" style:family="table-cell" style:parent-style-name="Default">
      <style:table-cell-properties fo:background-color="#ffd700"/>
    </style:style>
    <style:style style:name="ce8" style:family="table-cell" style:parent-style-name="Default">
      <style:table-cell-properties fo:background-color="#ff7f50"/>
    </style:style>
    <style:style style:name="ce9" style:family="table-cell" style:parent-style-name="Default">
      <style:table-cell-properties fo:background-color="#9acd32"/>
    </style:style>
    <style:style style:name="ce10" style:family="table-cell" style:parent-style-name="Default">
      <style:table-cell-properties fo:background-color="#48d1cc"/>
    </style:style>
    <style:style style:name="ce11" style:family="table-cell" style:parent-style-name="Default">
      <style:table-cell-properties fo:background-color="#dda0dd"/>
    </style:style>
  </office:automatic-styles>
  <office:body>
    <office:spreadsheet>
      <table:table table:name="ODS Plot list" table:style-name="ta1" table:print="false">
        <table:table-column table:style-name="co4" table:default-cell-style-name="Default"/>
        <table:table-column table:style-name="co3" table:default-cell-style-name="Default"/>
        <table:table-row table:style-name="ro2">
          <table:table-cell office:value-type="string">
            <text:p/>
          </table:table-cell>
          <table:table-cell table:style-name="ce6" table:formula="of:=HYPERLINK(&quot;file:///C:/Users/Peter/git/novxlib/test/tmp/yw7%20Sample%20Project_plotlines_tmp.odt#ac5&quot;;&quot;A-Storyline&quot;)" office:value-type="string">
     </table:table-cell>
        </table:table-row>
        <table:table-row table:style-name="ro2">
          <table:table-cell table:formula="of:=HYPERLINK(&quot;file:///C:/Users/Peter/git/novxlib/test/tmp/yw7%20Sample%20Project_manuscript_tmp.odt#sc15%7Cregion&quot;;&quot;New Scene (ID15)&quot;)" office:value-type="string">
     </table:table-cell>
          <table:table-cell table:style-name="ce6" office:value-type="string">
            <text:p>The Setup</text:p>
          </table:table-cell>
        </table:table-row>
        <table:table-row table:style-name="ro2">
          <table:table-cell table:formula="of:=HYPERLINK(&quot;file:///C:/Users/Peter/git/novxlib/test/tmp/yw7%20Sample%20Project_manuscript_tmp.odt#sc16%7Cregion&quot;;&quot;New Scene (ID16)&quot;)" office:value-type="string">
     </table:table-cell>
          <table:table-cell table:style-name="ce6" office:value-type="string">
            <text:p>The Unexpected Change</text:p>
          </table:table-cell>
        </table:table-row>
        <table:table-row table:style-name="ro2">
          <table:table-cell table:formula="of:=HYPERLINK(&quot;file:///C:/Users/Peter/git/novxlib/test/tmp/yw7%20Sample%20Project_manuscript_tmp.odt#sc17%7Cregion&quot;;&quot;New Scene (ID17)&quot;)" office:value-type="string">
     </table:table-cell>
          <table:table-cell table:style-name="ce6" office:value-type="string">
            <text:p>The Rejection</text:p>
          </table:table-cell>
        </table:table-row>
        <table:table-row table:style-name="ro2">
          <table:table-cell table:formula="of:=HYPERLINK(&quot;file:///C:/Users/Peter/git/novxlib/test/tmp/yw7%20Sample%20Project_manuscript_tmp.odt#sc18%7Cregion&quot;;&quot;New Scene (ID18)&quot;)" office:value-type="string">
     </table:table-cell>
          <table:table-cell table:style-name="ce6" office:value-type="string">
            <text:p>The Commitment</text:p>
          </table:table-cell>
        </table:table-row>
        <table:table-row table:style-name="ro2">
          <table:table-cell table:formula="of:=HYPERLINK(&quot;file:///C:/Users/Peter/git/novxlib/test/tmp/yw7%20Sample%20Project_manuscript_tmp.odt#sc19%7Cregion&quot;;&quot;New Scene (ID19)&quot;)" office:value-type="string">
     </table:table-cell>
          <table:table-cell table:style-name="ce6" office:value-type="string">
            <text:p>The Reversal</text:p>
          </table:table-cell>
        </table:table-row>
        <table:table-row table:style-name="ro2">
          <table:table-cell table:formula="of:=HYPERLINK(&quot;file:///C:/Users/Peter/git/novxlib/test/tmp/yw7%20Sample%20Project_manuscript_tmp.odt#sc20%7Cregion&quot;;&quot;New Scene (ID20)&quot;)" office:value-type="string">
     </table:table-cell>
          <table:table-cell table:style-name="ce6" office:value-type="string">
            <text:p>The Embrace</text:p>
          </table:table-cell>
        </table:table-row>
        <table:table-row table:style-name="ro2">
          <table:table-cell table:formula="of:=HYPERLINK(&quot;file:///C:/Users/Peter/git/novxlib/test/tmp/yw7%20Sample%20Project_manuscript_tmp.odt#sc21%7Cregion&quot;;&quot;New Scene (ID21)&quot;)" office:value-type="string">
     </table:table-cell>
          <table:table-cell table:style-name="ce6" office:value-type="string">
            <text:p>The Return Of The Main Opponent</text:p>
          </table:table-cell>
        </table:table-row>
        <table:table-row table:style-name="ro2">
          <table:table-cell table:formula="of:=HYPERLINK(&quot;file:///C:/Users/Peter/git/novxlib/test/tmp/yw7%20Sample%20Project_manuscript_tmp.odt#sc22%7Cregion&quot;;&quot;New Scene (ID22)&quot;)" office:value-type="string">
     </table:table-cell>
          <table:table-cell table:style-name="ce6" office:value-type="string">
            <text:p>The Escalation</text:p>
          </table:table-cell>
        </table:table-row>
        <table:table-row table:style-name="ro2">
          <table:table-cell table:formula="of:=HYPERLINK(&quot;file:///C:/Users/Peter/git/novxlib/test/tmp/yw7%20Sample%20Project_manuscript_tmp.odt#sc25%7Cregion&quot;;&quot;New Scene (ID25)&quot;)" office:value-type="string">
     </table:table-cell>
          <table:table-cell table:style-name="ce6" office:value-type="string">
            <text:p>The Final Battle</text:p>
          </table:table-cell>
        </table:table-row>
        <table:table-row table:style-name="ro2">
          <table:table-cell table:formula="of:=HYPERLINK(&quot;file:///C:/Users/Peter/git/novxlib/test/tmp/yw7%20Sample%20Project_manuscript_tmp.odt#sc23%7Cregion&quot;;&quot;New Scene (ID23)&quot;)" office:value-type="string">
     </table:table-cell>
          <table:table-cell table:style-name="ce6" office:value-type="string">
            <text:p>The Twist</text:p>
          </table:table-cell>
        </table:table-row>
        <table:table-row table:style-name="ro2">
          <table:table-cell table:formula="of:=HYPERLINK(&quot;file:///C:/Users/Peter/git/novxlib/test/tmp/yw7%20Sample%20Project_manuscript_tmp.odt#sc24%7Cregion&quot;;&quot;New Scene (ID24)&quot;)" office:value-type="string">
     </table:table-cell>
          <table:table-cell table:style-name="ce6" office:value-type="string">
            <text:p>Rock Bottom</text:p>
          </table:table-cell>
        </table:table-row>
        <table:table-row table:style-name="ro2">
          <table:table-cell table:formula="of:=HYPERLINK(&quot;file:///C:/Users/Peter/git/novxlib/test/tmp/yw7%20Sample%20Project_manuscript_tmp.odt#sc26%7Cregion&quot;;&quot;New Scene (ID26)&quot;)" office:value-type="string">
     </table:table-cell>
          <table:table-cell table:style-name="ce6" office:value-type="string">
            <text:p/>
          </table:table-cell>
        </table:table-row>
        <table:table-row table:style-name="ro2">
          <table:table-cell table:formula="of:=HYPERLINK(&quot;file:///C:/Users/Peter/git/novxlib/test/tmp/yw7%20Sample%20Project_manuscript_tmp.odt#sc27%7Cregion&quot;;&quot;New Scene (ID27)&quot;)" office:value-type="string">
     </table:table-cell>
          <table:table-cell table:style-name="ce6" office:value-type="string">
            <text:p>The Final Choice</text:p>
          </table:table-cell>
        </table:table-row>
        <table:table-row table:style-name="ro2">
          <table:table-cell table:formula="of:=HYPERLINK(&quot;file:///C:/Users/Peter/git/novxlib/test/tmp/yw7%20Sample%20Project_manuscript_tmp.odt#sc28%7Cregion&quot;;&quot;New Scene (ID28)&quot;)" office:value-type="string">
     </table:table-cell>
          <table:table-cell table:style-name="ce6" office:value-type="string">
            <text:p>The Sacrifice</text:p>
          </table:table-cell>
        </table:table-row>
        <table:table-row table:style-name="ro2">
          <table:table-cell table:formula="of:=HYPERLINK(&quot;file:///C:/Users/Peter/git/novxlib/test/tmp/yw7%20Sample%20Project_manuscript_tmp.odt#sc29%7Cregion&quot;;&quot;New Scene (ID29)&quot;)" office:value-type="string">
     </table:table-cell>
          <table:table-cell table:style-name="ce6" office:value-type="string">
            <text:p>The Reward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Segoe UI" svg:font-family="'Segoe UI'" style:font-adornments="Standard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able-cell-properties style:text-align-source="fix" style:repeat-content="false" fo:background-color="transparent" fo:wrap-option="wrap" fo:padding="0.136cm" style:vertical-align="top"/>
      <style:paragraph-properties fo:text-align="start"/>
      <style:text-properties style:font-name="Segoe U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fo:background-color="#cfe7f5" style:text-align-source="fix" style:repeat-content="false"/>
      <style:paragraph-properties fo:text-align="start"/>
      <style:text-properties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09">09.12.2023</text:date>, <text:time>13:18:3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None</dc:title>
    <dc:description/>
    <dc:subject/>
    <meta:keyword/>
    <meta:initial-creator>None</meta:initial-creator>
    <dc:creator>Peter Triesberger</dc:creator>
    <meta:creation-date>2023-12-09T13:11:48Z</meta:creation-date>
    <dc:date>2023-12-09T13:18:34.34</dc:date>
    <meta:editing-duration>PT20S</meta:editing-duration>
    <meta:editing-cycles>1</meta:editing-cycles>
    <meta:document-statistic meta:table-count="1" meta:cell-count="30" meta:object-count="0"/>
  </office:meta>
</office:document-meta>
</file>